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office:automatic-styles>
  <office:body>
    <office:text>
      <text:p text:style-name="Text_20_body">2</text:p>
      <text:h text:style-name="Heading_20_1" text:outline-level="1">Helan går</text:h>
      <text:p text:style-name="First_20_paragraph">En liten fågel satt en gång och sjöng i furuskog. Han hade sjungit dagen lång men dock ej sjungit nog.</text:p>
      <text:p text:style-name="Text_20_body">Vad sjöng den lilla fågeln då? JO!</text:p>
      <text:p text:style-name="Text_20_body">Helan går, sjung hoppfarallallallallallej. Helan går, sjung hoppfarallallallej.</text:p>
      <text:p text:style-name="Text_20_body">Den som inte helan tar, han ej heller halvan får. Helan går ... sjung hoppfarallallallej. HEJ!</text:p>
      <text:h text:style-name="Heading_20_1" text:outline-level="1">Internationalen</text:h>
      <text:p text:style-name="First_20_paragraph">Mera brännvin i glasen, mera glas på vårt bord, mera bord på kalasen, mer kalas på vår jord.</text:p>
      <text:p text:style-name="Text_20_body">Mera jordar kring måne, mera måner till Mars, mera marscher till Skåne, mera Skåne, bevars, bevars, bevars!</text:p>
      <text:p text:style-name="Text_20_body">Lisää viinaa mun lasiin, lisää laseja pöydälle. Lisää pöytiä näihin juhliin, lisää juhlia kansalle.</text:p>
      <text:p text:style-name="Text_20_body">Lisää kansaa Suomeen, lisää Suomea päälle maan. lisää maata Suomeen, marssitaan, marssitaan, Karjalaan, KARJALAAN!</text:p>
      <text:h text:style-name="Heading_20_1" text:outline-level="1">Jos eukkosi kieltää</text:h>
      <text:p text:style-name="First_20_paragraph">Jos eukkosi kieltää sua juomasta, niin juo, niin juo. Jos kieltää hän viinoja tuomasta, niin tuo, niin tuo. Mut juomasta älä sinä milloinkaan lakkaa vaan ota sinä itselles parempi akka.</text:p>
      <text:p text:style-name="Text_20_body">Ja juo ja laula ja juo ja laula ja juo ja laula ja juo ja laula ja juo ja laula ja juo ja laula ja juo ja laula ja juo. Ja juo.</text:p>
      <text:p text:style-name="Text_20_body">Upseerit sodassa taistelee, ja juo, ja juo, ja teltassa viinoja maistelee ja juo, ja juo. Kun taistelun melskeessä pyssyt ne paukkaa, niin upseerit välillä pullosta naukkaa.</text:p>
      <text:p text:style-name="Text_20_body">Ja juo ja laulaa ja juo ja laulaa ja ?</text:p>
      <text:p text:style-name="Text_20_body">Maisterit koulussa opettaa ja juo, ja juo. Kun illalla koulunsa lopettaa niin juo, ja juo. Kun päivällä saksaa ja matikkaa jauhaa, niin illalla raitilla räyhää ja pauhaa.</text:p>
      <text:p text:style-name="Text_20_body">Ja juo ja laulaa ja luo ja laulaa ja ?</text:p>
      <text:p text:style-name="Text_20_body">Kun olutta paljon he juoneet on, he on, he on, on rakossa paine jo mahdoton, niin on, niin on. Niin nestettä ulos tuli laskettavaksi, ja uutta voi naukata pullon tai kaksi.</text:p>
      <text:p text:style-name="Text_20_body">Ja juo ja laulaa ja juo ja laulaa ja ? Yhä seurassa veikot nuo maistelee, ja juo, ja juo, ja viime pullosta taistelee, ja juo, ja juo. Kun baarissa viimein on tarjoilu loppu, on päässäkin sammunut viimeinen proppu. Ja juo ja laulaa ja juo ja laulaa ja ?</text:p>
      <text:h text:style-name="Heading_20_1" text:outline-level="1">K.O.S.S.U</text:h>
      <text:p text:style-name="First_20_paragraph">R.A.K.A.S, kossu, kossusein, mä turhan reissun kotiin tein, vain täällä täyttyy meidän suu ja viinan maku parantuu sä olet maukastunut niin, en tiedä kuinka sanoisin sen paremmin.</text:p>
      <text:p text:style-name="Text_20_body">K.O.S.S.U, kossu, kossusein</text:p>
      <text:h text:style-name="Heading_20_1" text:outline-level="1">Ko-ko-ko-koskenkorvaa</text:h>
      <text:p text:style-name="First_20_paragraph">Ko-ko-ko-kosken ko-ko-ko-korvaa, siitä aina kunnon räkä-kä-kännin saa. Ko-ko-ko-kosken ko-ko-ko-korvaa siitä aina kunnon räkä-kä-kännin aina kunnon räkä-kä-kännin aina kunnon räkä-kä-kännin saa.</text:p>
      <text:p text:style-name="Text_20_body">Tu-tu-tu-tuborg, Ca-ca-ca-carlsberg, siinä kelpo pi-pi-pi-pilsnereitä on. Tu-tu-tu-tuborg, Ca-ca-ca-carlsberg, de är de bästa pi-pi-pi-pilsner som jag bästa pi-pi-pi-pilsner som jag bästa pi-pi-pi-pilsner som jag vet.</text:p>
      <text:p text:style-name="Text_20_body">Ko-ko-ko-koffen och La-la-la-lahtis, de är de sämsta finska pilsner som jag vet. Ko-ko-ko-koffen och La-la-la-lahtis, de är de sämsta finska pilsner som jag sämsta finska pilsner som jag sämsta finska pilsner som jag vet.</text:p>
      <text:h text:style-name="Heading_20_1" text:outline-level="1">Kulta Lapista</text:h>
      <text:p text:style-name="First_20_paragraph">Lapin kulta, Lapin kulta Karjala, Karjala Sininen ja Olvi, Sininen ja Olvi Koff Koff Koff, Koff Koff Koff.</text:p>
      <text:h text:style-name="Heading_20_1" text:outline-level="1">Leukojen välliin</text:h>
      <text:p text:style-name="First_20_paragraph">Viina on elämän riemuja varten, viina on lahjana jumalatarten. Leukojen välliin, leukojen välliin, leukojen välliin viinaa juu.</text:p>
      <text:p text:style-name="Text_20_body">Leukojen välliin ryyppi nyt joka ainut tyyppi! Leukojen välliin, leukojen välliin, leukojen välliin viinaa juu!</text:p>
      <text:p text:style-name="Text_20_body">Ryypillä tehdään kuninkaita herroja, suuria ruhtinaita. Leukojen välliin...</text:p>
      <text:p text:style-name="Text_20_body">Ryyppi se painuu sisuksiin syvvään, päässä ja syömmessä tekkee se hyvvää, Leukojen välliin...</text:p>
      <text:p text:style-name="Text_20_body">Ryyppi se menee miehiin ja frouviin, kaikki sen saa, jotka tulleet on krouvviin, Leukojen välliin...</text:p>
      <text:p text:style-name="Text_20_body">Ryyppi kun mennyt on kurkusta sissään, siellä se istuu ja pyytää lissää, leukojen välliin, leukojen välliin,leukojen välliin viinaa juu!</text:p>
      <text:p text:style-name="Text_20_body">Käskekää tänne se kyyppi, leukojen välliin ryyppi! Leukojen välliin, leukojen välliin, leukojen välliin viinaa juu! Heittäkäämme hitihatit hissikuiluihin, heittäkäämme hitihatit hissikuiluihin, heittäkäämme hitihatit hissikuiluihin, nyt on aika muutoksen!</text:p>
      <text:p text:style-name="Text_20_body">Täyttäkäämme uima-altaat Kepun verellä...</text:p>
      <text:p text:style-name="Text_20_body">Vassareitten paikka löytyy Jyväsjärvestä...</text:p>
      <text:p text:style-name="Text_20_body">Kokkareita kitkemme pois ruispellosta...</text:p>
      <text:p text:style-name="Text_20_body">Vihreitä me pudotamme biokompostiin...</text:p>
      <text:p text:style-name="Text_20_body">Demareiden touhu on kuin Linnanmäellä?</text:p>
      <text:p text:style-name="Text_20_body">Kristilliset palaa kirkkojensa mukana...</text:p>
      <text:p text:style-name="Text_20_body">Perussuomalaiset löytyy raastuvasta...</text:p>
      <text:p text:style-name="Text_20_body">Svenska gruppen työnnetään me ruotsinlaivalle...</text:p>
      <text:p text:style-name="Text_20_body">Piraatit vedetään me kölin alitse...</text:p>
      <text:h text:style-name="Heading_20_1" text:outline-level="1">Pienet konjakit</text:h>
      <text:p text:style-name="First_20_paragraph">Pienet konjakit, pienet konjakit ne lystikkäitä on. Pienet konjakit, pienet konjakit, ne lystikkäitä on.</text:p>
      <text:p text:style-name="Text_20_body">Ei korvia, ei korvia, ei häntää laisinkaan. Ei korvia, ei korvia, ei häntää laisinkaan.</text:p>
      <text:h text:style-name="Heading_20_1" text:outline-level="1">Viinaa, vettä</text:h>
      <text:p text:style-name="First_20_paragraph">Brännvin, vatten, smakar skit som katten. Brännvin helt rått, smakar jävligt gott, smakar jävligt gott!</text:p>
      <text:p text:style-name="Text_20_body">Viinaa, vettä, mitä perkelettä. Viinaa raakaa napaan kaatakaa, napaan kaatak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